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eavsnitt" style:list-style-name="LFO1" style:family="paragraph"/>
    <style:style style:name="P3" style:parent-style-name="Listeavsnitt" style:list-style-name="LFO1" style:family="paragraph"/>
    <style:style style:name="P4" style:parent-style-name="Listeavsnitt" style:list-style-name="LFO1" style:family="paragraph"/>
  </office:automatic-styles>
  <office:body>
    <office:text text:use-soft-page-breaks="true">
      <text:p text:style-name="P1">Spørsmål til lab:<text:s/></text:p>
      <text:p text:style-name="Normal"/>
      <text:list text:style-name="LFO1" text:continue-numbering="true">
        <text:list-item>
          <text:p text:style-name="P2">Korleis får vi tilbake hide()?</text:p>
        </text:list-item>
        <text:list-item>
          <text:p text:style-name="P3">Korleis hente vi ut kommunenavn, nummer og «begge kjønn»?<text:s/></text:p>
        </text:list-item>
        <text:list-item>
          <text:p text:style-name="P4">Korleis<text:s/>kan vi hente ut og returnere input?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Listeavsnitt" style:display-name="Listeavsnit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e Presthus</meta:initial-creator>
    <dc:creator>Marie Presthus</dc:creator>
    <meta:creation-date>2019-04-14T11:36:00Z</meta:creation-date>
    <dc:date>2019-04-14T12:39:00Z</dc:date>
    <meta:template xlink:href="Normal" xlink:type="simple"/>
    <meta:editing-cycles>1</meta:editing-cycles>
    <meta:editing-duration>PT3780S</meta:editing-duration>
    <meta:document-statistic meta:page-count="1" meta:paragraph-count="1" meta:word-count="24" meta:character-count="154" meta:row-count="1" meta:non-whitespace-character-count="131"/>
  </office:meta>
</office:document-meta>
</file>